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9pt"/>
    </style:style>
    <style:style style:name="co2" style:family="table-column">
      <style:table-column-properties fo:break-before="auto" style:column-width="8.25pt"/>
    </style:style>
    <style:style style:name="co3" style:family="table-column">
      <style:table-column-properties fo:break-before="auto" style:column-width="9.64pt"/>
    </style:style>
    <style:style style:name="co4" style:family="table-column">
      <style:table-column-properties fo:break-before="auto" style:column-width="59.24pt"/>
    </style:style>
    <style:style style:name="co5" style:family="table-column">
      <style:table-column-properties fo:break-before="auto" style:column-width="33.51pt"/>
    </style:style>
    <style:style style:name="co6" style:family="table-column">
      <style:table-column-properties fo:break-before="auto" style:column-width="13.75pt"/>
    </style:style>
    <style:style style:name="co7" style:family="table-column">
      <style:table-column-properties fo:break-before="auto" style:column-width="36.79pt"/>
    </style:style>
    <style:style style:name="co8" style:family="table-column">
      <style:table-column-properties fo:break-before="auto" style:column-width="13.61pt"/>
    </style:style>
    <style:style style:name="ro1" style:family="table-row">
      <style:table-row-properties style:row-height="22.45pt" fo:break-before="auto" style:use-optimal-row-height="false"/>
    </style:style>
    <style:style style:name="ro2" style:family="table-row">
      <style:table-row-properties style:row-height="22.71pt" fo:break-before="auto" style:use-optimal-row-height="false"/>
    </style:style>
    <style:style style:name="ro3" style:family="table-row">
      <style:table-row-properties style:row-height="10.46pt" fo:break-before="auto" style:use-optimal-row-height="false"/>
    </style:style>
    <style:style style:name="ro4" style:family="table-row">
      <style:table-row-properties style:row-height="9.89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8.96pt" fo:break-before="auto" style:use-optimal-row-height="true"/>
    </style:style>
    <style:style style:name="ro7" style:family="table-row">
      <style:table-row-properties style:row-height="15.45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24.94pt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346" style:family="table-cell" style:parent-style-name="Default">
      <style:table-cell-properties fo:border-bottom="0.74pt dotted #000000" fo:background-color="#ff66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14"/>
    </style:style>
    <style:style style:name="ce347" style:family="table-cell" style:parent-style-name="Default">
      <style:table-cell-properties fo:border-bottom="0.74pt dotted #000000" fo:background-color="#ff6666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5"/>
    </style:style>
    <style:style style:name="ce348" style:family="table-cell" style:parent-style-name="Default">
      <style:table-cell-properties fo:border-bottom="0.74pt dotted #000000" fo:background-color="#99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H17"/>
    </style:style>
    <style:style style:name="ce349" style:family="table-cell" style:parent-style-name="Default">
      <style:table-cell-properties fo:border-bottom="0.74pt dotted #000000" fo:background-color="#99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51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5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4"/>
    </style:style>
    <style:style style:name="ce356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14"/>
    </style:style>
    <style:style style:name="ce3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14"/>
    </style:style>
    <style:style style:name="ce363" style:family="table-cell" style:parent-style-name="Default">
      <style:table-cell-properties fo:border-bottom="0.74pt dotted #000000" fo:background-color="#99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H17"/>
    </style:style>
    <style:style style:name="ce364" style:family="table-cell" style:parent-style-name="Default">
      <style:table-cell-properties fo:border-bottom="0.74pt dotted #000000" fo:background-color="#99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style:cell-protect="none" style:print-content="true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371" style:family="table-cell" style:parent-style-name="Default">
      <style:table-cell-properties fo:border-bottom="0.74pt dotted #000000" fo:background-color="#ff6666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D14"/>
    </style:style>
    <style:style style:name="ce37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D15"/>
    </style:style>
    <style:style style:name="ce373" style:family="table-cell" style:parent-style-name="Default">
      <style:table-cell-properties fo:border-bottom="0.74pt dotted #000000" fo:background-color="#99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D17"/>
    </style:style>
    <style:style style:name="ce37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D18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376" style:family="table-cell" style:parent-style-name="Default">
      <style:table-cell-properties fo:border-bottom="0.74pt dotted #000000" fo:background-color="#ff6666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E4"/>
    </style:style>
    <style:style style:name="ce3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14"/>
    </style:style>
    <style:style style:name="ce378" style:family="table-cell" style:parent-style-name="Default">
      <style:table-cell-properties fo:border-bottom="0.74pt dotted #000000" fo:background-color="#99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D17"/>
    </style:style>
    <style:style style:name="ce379" style:family="table-cell" style:parent-style-name="Default">
      <style:table-cell-properties fo:border-bottom="0.74pt dotted #000000" fo:background-color="#99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E18"/>
    </style:style>
    <style:style style:name="ce38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E4"/>
    </style:style>
    <style:style style:name="ce38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F8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383" style:family="table-cell" style:parent-style-name="Default">
      <style:table-cell-properties fo:border-bottom="0.74pt dotted #000000" fo:background-color="#ff6666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F14"/>
    </style:style>
    <style:style style:name="ce38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F15"/>
    </style:style>
    <style:style style:name="ce385" style:family="table-cell" style:parent-style-name="Default">
      <style:table-cell-properties fo:border-bottom="0.74pt dotted #000000" fo:background-color="#99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F17"/>
    </style:style>
    <style:style style:name="ce38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F18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388" style:family="table-cell" style:parent-style-name="Default">
      <style:table-cell-properties fo:border-bottom="0.74pt dotted #000000" fo:background-color="#ff6666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G4"/>
    </style:style>
    <style:style style:name="ce3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14"/>
    </style:style>
    <style:style style:name="ce391" style:family="table-cell" style:parent-style-name="Default">
      <style:table-cell-properties fo:border-bottom="0.74pt dotted #000000" fo:background-color="#99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F17"/>
    </style:style>
    <style:style style:name="ce392" style:family="table-cell" style:parent-style-name="Default">
      <style:table-cell-properties fo:border-bottom="0.74pt dotted #000000" fo:background-color="#99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G18"/>
    </style:style>
    <style:style style:name="ce39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H4"/>
    </style:style>
    <style:style style:name="ce39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H8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397" style:family="table-cell" style:parent-style-name="Default">
      <style:table-cell-properties fo:border-bottom="0.74pt dotted #000000" fo:background-color="#ff6666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H14"/>
    </style:style>
    <style:style style:name="ce39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H15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H17"/>
    </style:style>
    <style:style style:name="ce40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H18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402" style:family="table-cell" style:parent-style-name="Default">
      <style:table-cell-properties fo:border-bottom="0.74pt dotted #000000" fo:background-color="#ff6666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I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H17"/>
    </style:style>
    <style:style style:name="ce404" style:family="table-cell" style:parent-style-name="Default">
      <style:table-cell-properties fo:border-bottom="0.74pt dotted #000000" fo:background-color="#99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I18"/>
    </style:style>
    <style:style style:name="ce40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J8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14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H17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412" style:family="table-cell" style:parent-style-name="Default">
      <style:table-cell-properties fo:border-bottom="0.74pt dotted #000000" fo:background-color="#ff6666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K4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14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H17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421" style:family="table-cell" style:parent-style-name="Default">
      <style:table-cell-properties fo:border-bottom="0.74pt dotted #000000" fo:background-color="#99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4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424" style:family="table-cell" style:parent-style-name="Default">
      <style:table-cell-properties fo:border-bottom="0.74pt dotted #000000" fo:background-color="#99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M4"/>
    </style:style>
    <style:style style:name="ce42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430" style:family="table-cell" style:parent-style-name="Default">
      <style:table-cell-properties fo:border-bottom="0.74pt dotted #000000" fo:background-color="#99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O4"/>
    </style:style>
    <style:style style:name="ce4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O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433" style:family="table-cell" style:parent-style-name="Default">
      <style:table-cell-properties fo:border-bottom="0.74pt dotted #000000" fo:background-color="#99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O4"/>
    </style:style>
    <style:style style:name="ce43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P8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438" style:family="table-cell" style:parent-style-name="Default">
      <style:table-cell-properties fo:border-bottom="0.74pt dotted #000000" fo:background-color="#99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Q4"/>
    </style:style>
    <style:style style:name="ce439" style:family="table-cell" style:parent-style-name="Default">
      <style:table-cell-properties fo:border-bottom="0.74pt dotted #000000" fo:background-color="#99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44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4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4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map style:condition="cell-content()!=&quot;&quot;" style:apply-style-name="ConditionalStyle_5f_1" style:base-cell-address="'RTS-Template'.W8"/>
    </style:style>
    <style:style style:name="ce4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4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4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map style:condition="cell-content()!=&quot;&quot;" style:apply-style-name="ConditionalStyle_5f_1" style:base-cell-address="'RTS-Template'.Z8"/>
    </style:style>
    <style:style style:name="ce1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4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478" style:family="table-cell" style:parent-style-name="Default">
      <style:table-cell-properties fo:border-bottom="0.74pt dotted #000000" fo:background-color="#ff6666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AD14"/>
    </style:style>
    <style:style style:name="ce479" style:family="table-cell" style:parent-style-name="Default">
      <style:table-cell-properties fo:border-bottom="0.74pt dotted #000000" fo:background-color="#ff6666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AD14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4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AD14"/>
    </style:style>
    <style:style style:name="ce48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AD1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486" style:family="table-cell" style:parent-style-name="Default">
      <style:table-cell-properties fo:border-bottom="0.74pt dotted #000000" fo:background-color="#99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H17"/>
    </style:style>
    <style:style style:name="ce487" style:family="table-cell" style:parent-style-name="Default">
      <style:table-cell-properties fo:border-bottom="none" fo:background-color="#99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H17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4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4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4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5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5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50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5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5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5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5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5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52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X8"/>
    </style:style>
    <style:style style:name="ce52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X9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5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5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53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5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5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5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5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552" style:family="table-cell" style:parent-style-name="Default">
      <style:table-cell-properties fo:border-bottom="0.74pt dotted #000000" fo:background-color="#ff66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14"/>
    </style:style>
    <style:style style:name="ce553" style:family="table-cell" style:parent-style-name="Default">
      <style:table-cell-properties fo:border-bottom="0.74pt dotted #000000" fo:background-color="#ff66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14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5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5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562" style:family="table-cell" style:parent-style-name="Default">
      <style:table-cell-properties fo:border-bottom="0.74pt dotted #000000" fo:background-color="#99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J17"/>
    </style:style>
    <style:style style:name="ce563" style:family="table-cell" style:parent-style-name="Default">
      <style:table-cell-properties fo:border-bottom="none" fo:background-color="#99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J17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5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5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H17"/>
    </style:style>
    <style:style style:name="ce5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H17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5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57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57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5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57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5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5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5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5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5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6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6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60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60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6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6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616" style:family="table-cell" style:parent-style-name="Default">
      <style:table-cell-properties fo:border-bottom="0.74pt dotted #000000" fo:background-color="#ff6666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H14"/>
    </style:style>
    <style:style style:name="ce617" style:family="table-cell" style:parent-style-name="Default">
      <style:table-cell-properties fo:border-bottom="0.74pt dotted #000000" fo:background-color="#ff6666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H14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6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62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H14"/>
    </style:style>
    <style:style style:name="ce62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H1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6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6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632" style:family="table-cell" style:parent-style-name="Default">
      <style:table-cell-properties fo:border-bottom="0.74pt dotted #000000" fo:background-color="#99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CN17"/>
    </style:style>
    <style:style style:name="ce633" style:family="table-cell" style:parent-style-name="Default">
      <style:table-cell-properties fo:border-bottom="none" fo:background-color="#99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CN17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64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CT8"/>
    </style:style>
    <style:style style:name="ce64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CT9"/>
    </style:style>
    <style:style style:name="ce64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64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14"/>
    </style:style>
    <style:style style:name="ce2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14"/>
    </style:style>
    <style:style style:name="ce2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14"/>
    </style:style>
    <style:style style:name="ce2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702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style:rotation-align="none"/>
    </style:style>
    <style:style style:name="ce325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26" style:family="table-cell" style:parent-style-name="Default">
      <style:table-cell-properties style:rotation-align="none" style:vertical-align="middle"/>
    </style:style>
    <style:style style:name="ce327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328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font-size="16pt" style:font-size-asian="16pt" style:font-size-complex="16pt"/>
    </style:style>
    <style:style style:name="ce329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2.83pt" svg:stroke-color="#000000" draw:marker-start="Dimension_20_Lines" draw:marker-start-width="14.17pt" draw:marker-start-center="true" draw:marker-end="Arrow" draw:marker-end-width="8.5pt" draw:marker-end-center="false" draw:stroke-linejoin="none" draw:fill="none" draw:textarea-horizontal-align="center" draw:textarea-vertical-align="top" draw:auto-grow-height="false" fo:padding-top="3.54pt" fo:padding-bottom="3.54pt" fo:padding-left="7.09pt" fo:padding-right="7.09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42.01pt" svg:y1="437.05pt" svg:x2="1205.32pt" svg:y2="437.02pt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324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table:number-columns-spanned="2" table:number-rows-spanned="1"/>
          <table:covered-table-cell table:style-name="ce41"/>
          <table:table-cell table:style-name="ce45" table:number-columns-spanned="2" table:number-rows-spanned="1"/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table:number-columns-spanned="2" table:number-rows-spanned="1"/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08" table:number-columns-spanned="2" table:number-rows-spanned="1"/>
          <table:covered-table-cell table:style-name="ce41"/>
          <table:table-cell table:style-name="ce114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9" table:number-columns-spanned="2" table:number-rows-spanned="1"/>
          <table:covered-table-cell table:style-name="ce41"/>
          <table:table-cell table:style-name="ce145" table:number-columns-spanned="2" table:number-rows-spanned="1"/>
          <table:covered-table-cell table:style-name="ce41"/>
          <table:table-cell table:style-name="ce151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9" table:number-columns-spanned="2" table:number-rows-spanned="1"/>
          <table:covered-table-cell table:style-name="ce41"/>
          <table:table-cell table:style-name="ce175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5" table:number-columns-spanned="2" table:number-rows-spanned="1"/>
          <table:covered-table-cell table:style-name="ce41"/>
          <table:table-cell table:style-name="ce291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2" table:number-columns-repeated="897"/>
          <table:table-cell table:style-name="ce325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355" office:value-type="float" office:value="2" calcext:value-type="float" table:number-columns-spanned="2" table:number-rows-spanned="1">
            <text:p>2</text:p>
          </table:table-cell>
          <table:covered-table-cell table:style-name="ce368"/>
          <table:table-cell table:style-name="ce376" office:value-type="float" office:value="3" calcext:value-type="float" table:number-columns-spanned="2" table:number-rows-spanned="1">
            <text:p>3</text:p>
          </table:table-cell>
          <table:covered-table-cell table:style-name="ce380"/>
          <table:table-cell table:style-name="ce388" office:value-type="float" office:value="3" calcext:value-type="float" table:number-columns-spanned="2" table:number-rows-spanned="1">
            <text:p>3</text:p>
          </table:table-cell>
          <table:covered-table-cell table:style-name="ce393"/>
          <table:table-cell table:style-name="ce402" office:value-type="float" office:value="3" calcext:value-type="float" table:number-columns-spanned="2" table:number-rows-spanned="1">
            <text:p>3</text:p>
          </table:table-cell>
          <table:covered-table-cell table:style-name="ce393"/>
          <table:table-cell table:style-name="ce412" office:value-type="float" office:value="3" calcext:value-type="float" table:number-columns-spanned="2" table:number-rows-spanned="1">
            <text:p>3</text:p>
          </table:table-cell>
          <table:covered-table-cell table:style-name="ce393"/>
          <table:table-cell table:style-name="ce421" office:value-type="float" office:value="4" calcext:value-type="float" table:number-columns-spanned="2" table:number-rows-spanned="1">
            <text:p>4</text:p>
          </table:table-cell>
          <table:covered-table-cell table:style-name="ce424"/>
          <table:table-cell table:style-name="ce430" office:value-type="float" office:value="4" calcext:value-type="float" table:number-columns-spanned="2" table:number-rows-spanned="1">
            <text:p>4</text:p>
          </table:table-cell>
          <table:covered-table-cell table:style-name="ce433"/>
          <table:table-cell table:style-name="ce438" office:value-type="float" office:value="4" calcext:value-type="float" table:number-columns-spanned="2" table:number-rows-spanned="1">
            <text:p>4</text:p>
          </table:table-cell>
          <table:covered-table-cell table:style-name="ce439"/>
          <table:table-cell table:style-name="ce444" office:value-type="float" office:value="2" calcext:value-type="float" table:number-columns-spanned="2" table:number-rows-spanned="1">
            <text:p>2</text:p>
          </table:table-cell>
          <table:covered-table-cell table:style-name="ce368"/>
          <table:table-cell table:style-name="ce4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5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6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6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7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8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8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9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9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0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06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512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518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52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2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3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3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4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4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5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5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6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7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75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81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585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589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59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9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60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60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60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613" table:number-columns-spanned="2" table:number-rows-spanned="1"/>
          <table:covered-table-cell table:style-name="ce42"/>
          <table:table-cell table:style-name="ce619" table:number-columns-spanned="2" table:number-rows-spanned="1"/>
          <table:covered-table-cell table:style-name="ce42"/>
          <table:table-cell table:style-name="ce625" table:number-columns-spanned="2" table:number-rows-spanned="1"/>
          <table:covered-table-cell table:style-name="ce42"/>
          <table:table-cell table:style-name="ce629" table:number-columns-spanned="2" table:number-rows-spanned="1"/>
          <table:covered-table-cell table:style-name="ce42"/>
          <table:table-cell table:style-name="ce252" table:number-columns-spanned="2" table:number-rows-spanned="1"/>
          <table:covered-table-cell table:style-name="ce42"/>
          <table:table-cell table:style-name="ce256" table:number-columns-spanned="2" table:number-rows-spanned="1"/>
          <table:covered-table-cell table:style-name="ce42"/>
          <table:table-cell table:style-name="ce260" table:number-columns-spanned="2" table:number-rows-spanned="1"/>
          <table:covered-table-cell table:style-name="ce42"/>
          <table:table-cell table:style-name="ce264" table:number-columns-spanned="2" table:number-rows-spanned="1"/>
          <table:covered-table-cell table:style-name="ce42"/>
          <table:table-cell table:style-name="ce268" table:number-columns-spanned="2" table:number-rows-spanned="1"/>
          <table:covered-table-cell table:style-name="ce42"/>
          <table:table-cell table:style-name="ce272" table:number-columns-spanned="2" table:number-rows-spanned="1"/>
          <table:covered-table-cell table:style-name="ce42"/>
          <table:table-cell table:style-name="ce276" table:number-columns-spanned="2" table:number-rows-spanned="1"/>
          <table:covered-table-cell table:style-name="ce42"/>
          <table:table-cell table:style-name="ce280" table:number-columns-spanned="2" table:number-rows-spanned="1"/>
          <table:covered-table-cell table:style-name="ce42"/>
          <table:table-cell table:style-name="ce286" table:number-columns-spanned="2" table:number-rows-spanned="1"/>
          <table:covered-table-cell table:style-name="ce42"/>
          <table:table-cell table:style-name="ce292" table:number-columns-spanned="2" table:number-rows-spanned="1"/>
          <table:covered-table-cell table:style-name="ce42"/>
          <table:table-cell table:style-name="ce296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1" table:number-columns-repeated="897"/>
          <table:table-cell table:style-name="ce326" table:number-columns-repeated="2"/>
        </table:table-row>
        <table:table-row table:style-name="ro3">
          <table:table-cell table:style-name="ce2"/>
          <table:table-cell table:style-name="ce13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381" office:value-type="float" office:value="1" calcext:value-type="float" table:number-columns-spanned="2" table:number-rows-spanned="1">
            <text:p>1</text:p>
          </table:table-cell>
          <table:covered-table-cell table:style-name="ce389"/>
          <table:table-cell table:style-name="ce394" office:value-type="float" office:value="1" calcext:value-type="float" table:number-columns-spanned="2" table:number-rows-spanned="1">
            <text:p>1</text:p>
          </table:table-cell>
          <table:covered-table-cell table:style-name="ce389"/>
          <table:table-cell table:style-name="ce405" office:value-type="float" office:value="1" calcext:value-type="float" table:number-columns-spanned="2" table:number-rows-spanned="1">
            <text:p>1</text:p>
          </table:table-cell>
          <table:covered-table-cell table:style-name="ce389"/>
          <table:table-cell table:style-name="ce417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425" office:value-type="float" office:value="1" calcext:value-type="float" table:number-columns-spanned="2" table:number-rows-spanned="1">
            <text:p>1</text:p>
          </table:table-cell>
          <table:covered-table-cell table:style-name="ce431"/>
          <table:table-cell table:style-name="ce434" office:value-type="float" office:value="1" calcext:value-type="float" table:number-columns-spanned="2" table:number-rows-spanned="1">
            <text:p>1</text:p>
          </table:table-cell>
          <table:covered-table-cell table:style-name="ce389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369"/>
          <table:table-cell table:style-name="ce457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0"/>
          <table:table-cell table:style-name="ce111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36" table:number-columns-spanned="2" table:number-rows-spanned="1"/>
          <table:covered-table-cell table:style-name="ce31"/>
          <table:table-cell table:style-name="ce507" table:number-columns-spanned="2" table:number-rows-spanned="1"/>
          <table:covered-table-cell table:style-name="ce513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527" office:value-type="string" calcext:value-type="string" table:number-columns-spanned="2" table:number-rows-spanned="1">
            <text:p>D0!</text:p>
          </table:table-cell>
          <table:covered-table-cell table:style-name="ce389"/>
          <table:table-cell table:style-name="ce534" table:number-columns-spanned="2" table:number-rows-spanned="1"/>
          <table:covered-table-cell table:style-name="ce540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644" office:value-type="string" calcext:value-type="string" table:number-columns-spanned="2" table:number-rows-spanned="1">
            <text:p>D1!</text:p>
          </table:table-cell>
          <table:covered-table-cell table:style-name="ce389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18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<text:span text:style-name="T1">0</text:span><text:span text:style-name="T2">1</text:span>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69"/>
          <table:table-cell table:style-name="ce423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69"/>
          <table:table-cell table:style-name="ce458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2" table:number-columns-spanned="2" table:number-rows-spanned="1"/>
          <table:covered-table-cell table:style-name="ce148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528" office:value-type="string" calcext:value-type="string" table:number-columns-spanned="2" table:number-rows-spanned="1">
            <text:p>R<text:span text:style-name="T1">1</text:span><text:span text:style-name="T2">1</text:span></text:p>
          </table:table-cell>
          <table:covered-table-cell table:style-name="ce533"/>
          <table:table-cell table:style-name="ce166" table:number-columns-spanned="2" table:number-rows-spanned="1"/>
          <table:covered-table-cell table:style-name="ce17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45" office:value-type="string" calcext:value-type="string" table:number-columns-spanned="2" table:number-rows-spanned="1">
            <text:p>R2</text:p>
          </table:table-cell>
          <table:covered-table-cell table:style-name="ce533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19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4" office:value-type="string" calcext:value-type="string">
            <text:p>T<text:span text:style-name="T2">2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369"/>
          <table:table-cell table:style-name="ce33"/>
          <table:table-cell table:style-name="ce369"/>
          <table: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2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490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7" table:number-columns-spanned="2" table:number-rows-spanned="1"/>
          <table:covered-table-cell table:style-name="ce33"/>
          <table:table-cell table:style-name="ce143" table:number-columns-spanned="2" table:number-rows-spanned="1"/>
          <table:covered-table-cell table:style-name="ce33"/>
          <table:table-cell table:style-name="ce149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office:value-type="string" calcext:value-type="string" table:number-columns-spanned="2" table:number-rows-spanned="1">
            <text:p>D2!</text:p>
          </table:table-cell>
          <table:covered-table-cell table:style-name="ce33"/>
          <table:table-cell table:style-name="ce167" table:number-columns-spanned="2" table:number-rows-spanned="1"/>
          <table:covered-table-cell table:style-name="ce33"/>
          <table:table-cell table:style-name="ce173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572" office:value-type="string" calcext:value-type="string" table:number-columns-spanned="2" table:number-rows-spanned="1">
            <text:p>D3!</text:p>
          </table:table-cell>
          <table:covered-table-cell table:style-name="ce576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606" office:value-type="string" calcext:value-type="string" table:number-columns-spanned="2" table:number-rows-spanned="1">
            <text:p>D4!</text:p>
          </table:table-cell>
          <table:covered-table-cell table:style-name="ce576"/>
          <table:table-cell table:style-name="ce233" table:number-columns-spanned="2" table:number-rows-spanned="1"/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646" office:value-type="string" calcext:value-type="string" table:number-columns-spanned="2" table:number-rows-spanned="1">
            <text:p>D5!</text:p>
          </table:table-cell>
          <table:covered-table-cell table:style-name="ce576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9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8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3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8" table:number-columns-spanned="2" table:number-rows-spanned="1"/>
          <table:covered-table-cell table:style-name="ce34"/>
          <table:table-cell table:style-name="ce144" table:number-columns-spanned="2" table:number-rows-spanned="1"/>
          <table:covered-table-cell table:style-name="ce34"/>
          <table:table-cell table:style-name="ce150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168" table:number-columns-spanned="2" table:number-rows-spanned="1"/>
          <table:covered-table-cell table:style-name="ce34"/>
          <table:table-cell table:style-name="ce174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573" office:value-type="string" calcext:value-type="string" table:number-columns-spanned="2" table:number-rows-spanned="1">
            <text:p>R4</text:p>
          </table:table-cell>
          <table:covered-table-cell table:style-name="ce577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607" office:value-type="string" calcext:value-type="string" table:number-columns-spanned="2" table:number-rows-spanned="1">
            <text:p>R5</text:p>
          </table:table-cell>
          <table:covered-table-cell table:style-name="ce577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647" office:value-type="string" calcext:value-type="string" table:number-columns-spanned="2" table:number-rows-spanned="1">
            <text:p>R6</text:p>
          </table:table-cell>
          <table:covered-table-cell table:style-name="ce577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90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9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5" office:value-type="string" calcext:value-type="string">
            <text:p>T<text:span text:style-name="T2">3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46" office:value-type="float" office:value="3" calcext:value-type="float" table:number-columns-spanned="2" table:number-rows-spanned="1">
            <text:p>3</text:p>
          </table:table-cell>
          <table:covered-table-cell table:style-name="ce361"/>
          <table:table-cell table:style-name="ce371" office:value-type="float" office:value="3" calcext:value-type="float" table:number-columns-spanned="2" table:number-rows-spanned="1">
            <text:p>3</text:p>
          </table:table-cell>
          <table:covered-table-cell table:style-name="ce377"/>
          <table:table-cell table:style-name="ce383" office:value-type="float" office:value="3" calcext:value-type="float" table:number-columns-spanned="2" table:number-rows-spanned="1">
            <text:p>3</text:p>
          </table:table-cell>
          <table:covered-table-cell table:style-name="ce390"/>
          <table:table-cell table:style-name="ce397" office:value-type="float" office:value="3" calcext:value-type="float" table:number-columns-spanned="2" table:number-rows-spanned="1">
            <text:p>3</text:p>
          </table:table-cell>
          <table:covered-table-cell table:style-name="ce390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478" office:value-type="string" calcext:value-type="string" table:number-columns-spanned="2" table:number-rows-spanned="1">
            <text:p>D0!</text:p>
          </table:table-cell>
          <table:covered-table-cell table:style-name="ce482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552" office:value-type="string" calcext:value-type="string" table:number-columns-spanned="2" table:number-rows-spanned="1">
            <text:p>D1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616" office:value-type="string" calcext:value-type="string" table:number-columns-spanned="2" table:number-rows-spanned="1">
            <text:p>D2!</text:p>
          </table:table-cell>
          <table:covered-table-cell table:style-name="ce620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318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347" office:value-type="string" calcext:value-type="string" table:number-columns-spanned="2" table:number-rows-spanned="1">
            <text:p>R0</text:p>
          </table:table-cell>
          <table:covered-table-cell table:style-name="ce362"/>
          <table:table-cell table:style-name="ce372" table:number-columns-spanned="2" table:number-rows-spanned="1"/>
          <table:covered-table-cell table:style-name="ce362"/>
          <table:table-cell table:style-name="ce384" table:number-columns-spanned="2" table:number-rows-spanned="1"/>
          <table:covered-table-cell table:style-name="ce362"/>
          <table:table-cell table:style-name="ce398" table:number-columns-spanned="2" table:number-rows-spanned="1"/>
          <table:covered-table-cell table:style-name="ce362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479" office:value-type="string" calcext:value-type="string" table:number-columns-spanned="2" table:number-rows-spanned="1">
            <text:p>R1</text:p>
          </table:table-cell>
          <table:covered-table-cell table:style-name="ce483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553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617" office:value-type="string" calcext:value-type="string" table:number-columns-spanned="2" table:number-rows-spanned="1">
            <text:p>R2</text:p>
          </table:table-cell>
          <table:covered-table-cell table:style-name="ce621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319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6" office:value-type="string" calcext:value-type="string">
            <text:p>T<text:span text:style-name="T2">4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48" office:value-type="float" office:value="4" calcext:value-type="float" table:number-columns-spanned="2" table:number-rows-spanned="1">
            <text:p>4</text:p>
          </table:table-cell>
          <table:covered-table-cell table:style-name="ce363"/>
          <table:table-cell table:style-name="ce373" office:value-type="float" office:value="4" calcext:value-type="float" table:number-columns-spanned="2" table:number-rows-spanned="1">
            <text:p>4</text:p>
          </table:table-cell>
          <table:covered-table-cell table:style-name="ce378"/>
          <table:table-cell table:style-name="ce385" office:value-type="float" office:value="4" calcext:value-type="float" table:number-columns-spanned="2" table:number-rows-spanned="1">
            <text:p>4</text:p>
          </table:table-cell>
          <table:covered-table-cell table:style-name="ce391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486" office:value-type="string" calcext:value-type="string" table:number-columns-spanned="2" table:number-rows-spanned="1">
            <text:p>D0!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562" office:value-type="string" calcext:value-type="string" table:number-columns-spanned="2" table:number-rows-spanned="1">
            <text:p>D1!</text:p>
          </table:table-cell>
          <table:covered-table-cell table:style-name="ce566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632" office:value-type="string" calcext:value-type="string" table:number-columns-spanned="2" table:number-rows-spanned="1">
            <text:p>D2!</text:p>
          </table:table-cell>
          <table:covered-table-cell table:style-name="ce566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18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349" office:value-type="string" calcext:value-type="string" table:number-columns-spanned="2" table:number-rows-spanned="1">
            <text:p>R0</text:p>
          </table:table-cell>
          <table:covered-table-cell table:style-name="ce364"/>
          <table:table-cell table:style-name="ce374" table:number-columns-spanned="2" table:number-rows-spanned="1"/>
          <table:covered-table-cell table:style-name="ce379"/>
          <table:table-cell table:style-name="ce386" table:number-columns-spanned="2" table:number-rows-spanned="1"/>
          <table:covered-table-cell table:style-name="ce392"/>
          <table:table-cell table:style-name="ce400" table:number-columns-spanned="2" table:number-rows-spanned="1"/>
          <table:covered-table-cell table:style-name="ce404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487" office:value-type="string" calcext:value-type="string" table:number-columns-spanned="2" table:number-rows-spanned="1">
            <text:p>R1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563" office:value-type="string" calcext:value-type="string" table:number-columns-spanned="2" table:number-rows-spanned="1">
            <text:p>R2</text:p>
          </table:table-cell>
          <table:covered-table-cell table:style-name="ce567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633" office:value-type="string" calcext:value-type="string" table:number-columns-spanned="2" table:number-rows-spanned="1">
            <text:p>R3</text:p>
          </table:table-cell>
          <table:covered-table-cell table:style-name="ce567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0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repeated="26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702" table:number-columns-spanned="2" table:number-rows-spanned="1"/>
          <table:covered-table-cell table:style-name="ce702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CU9:'RTS-Template'.DS9 'RTS-Template'.Q8:'RTS-Template'.Q8 'RTS-Template'.CU8:'RTS-Template'.DS8 'RTS-Template'.AC8:'RTS-Template'.AM8 'RTS-Template'.B9:'RTS-Template'.K9 'RTS-Template'.W9:'RTS-Template'.AO9 'RTS-Template'.AO8:'RTS-Template'.AO8 'RTS-Template'.AY8:'RTS-Template'.AY9 'RTS-Template'.B8:'RTS-Template'.E8 'RTS-Template'.K8:'RTS-Template'.K8 'RTS-Template'.G8:'RTS-Template'.G8 'RTS-Template'.AR8:'RTS-Template'.AW9 'RTS-Template'.I8:'RTS-Template'.I8 'RTS-Template'.P9:'RTS-Template'.U9 'RTS-Template'.BB8:'RTS-Template'.CS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CJ15:'RTS-Template'.DS15 'RTS-Template'.CJ14:'RTS-Template'.DS14 'RTS-Template'.C15:'RTS-Template'.C15 'RTS-Template'.E14:'RTS-Template'.E15 'RTS-Template'.G14:'RTS-Template'.G15 'RTS-Template'.I14:'RTS-Template'.AC15 'RTS-Template'.AF14:'RTS-Template'.CG15">
            <calcext:condition calcext:apply-style-name="ConditionalStyle_3" calcext:value="!=&quot;&quot;" calcext:base-cell-address="'RTS-Template'.C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W8:'RTS-Template'.W8">
            <calcext:condition calcext:apply-style-name="ConditionalStyle_1" calcext:value="!=&quot;&quot;" calcext:base-cell-address="'RTS-Template'.W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CO18:'RTS-Template'.DS18 'RTS-Template'.CO17:'RTS-Template'.DS17 'RTS-Template'.J18:'RTS-Template'.BI18 'RTS-Template'.H17:'RTS-Template'.BI17 'RTS-Template'.BK17:'RTS-Template'.CM18">
            <calcext:condition calcext:apply-style-name="ConditionalStyle_4" calcext:value="!=&quot;&quot;" calcext:base-cell-address="'RTS-Template'.H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O8:'RTS-Template'.O8">
            <calcext:condition calcext:apply-style-name="ConditionalStyle_1" calcext:value="!=&quot;&quot;" calcext:base-cell-address="'RTS-Template'.O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9:'RTS-Template'.AQ9 'RTS-Template'.AQ8:'RTS-Template'.AQ8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9:'RTS-Template'.BA9 'RTS-Template'.BA8:'RTS-Template'.BA8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F8:'RTS-Template'.F8">
            <calcext:condition calcext:apply-style-name="ConditionalStyle_1" calcext:value="!=&quot;&quot;" calcext:base-cell-address="'RTS-Template'.F8"/>
          </calcext:conditional-format>
          <calcext:conditional-format calcext:target-range-address="'RTS-Template'.H8:'RTS-Template'.H8">
            <calcext:condition calcext:apply-style-name="ConditionalStyle_1" calcext:value="!=&quot;&quot;" calcext:base-cell-address="'RTS-Template'.H8"/>
          </calcext:conditional-format>
          <calcext:conditional-format calcext:target-range-address="'RTS-Template'.AX9:'RTS-Template'.AX9">
            <calcext:condition calcext:apply-style-name="ConditionalStyle_1" calcext:value="!=&quot;&quot;" calcext:base-cell-address="'RTS-Template'.AX9"/>
          </calcext:conditional-format>
          <calcext:conditional-format calcext:target-range-address="'RTS-Template'.AX8:'RTS-Template'.AX8">
            <calcext:condition calcext:apply-style-name="ConditionalStyle_1" calcext:value="!=&quot;&quot;" calcext:base-cell-address="'RTS-Template'.AX8"/>
          </calcext:conditional-format>
          <calcext:conditional-format calcext:target-range-address="'RTS-Template'.J8:'RTS-Template'.J8">
            <calcext:condition calcext:apply-style-name="ConditionalStyle_1" calcext:value="!=&quot;&quot;" calcext:base-cell-address="'RTS-Template'.J8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N8:'RTS-Template'.N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P8:'RTS-Template'.P8">
            <calcext:condition calcext:apply-style-name="ConditionalStyle_1" calcext:value="!=&quot;&quot;" calcext:base-cell-address="'RTS-Template'.P8"/>
          </calcext:conditional-format>
          <calcext:conditional-format calcext:target-range-address="'RTS-Template'.B14:'RTS-Template'.C14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B15:'RTS-Template'.B15">
            <calcext:condition calcext:apply-style-name="ConditionalStyle_3" calcext:value="!=&quot;&quot;" calcext:base-cell-address="'RTS-Template'.B15"/>
          </calcext:conditional-format>
          <calcext:conditional-format calcext:target-range-address="'RTS-Template'.D14:'RTS-Template'.D14">
            <calcext:condition calcext:apply-style-name="ConditionalStyle_3" calcext:value="!=&quot;&quot;" calcext:base-cell-address="'RTS-Template'.D14"/>
          </calcext:conditional-format>
          <calcext:conditional-format calcext:target-range-address="'RTS-Template'.F14:'RTS-Template'.F14">
            <calcext:condition calcext:apply-style-name="ConditionalStyle_3" calcext:value="!=&quot;&quot;" calcext:base-cell-address="'RTS-Template'.F14"/>
          </calcext:conditional-format>
          <calcext:conditional-format calcext:target-range-address="'RTS-Template'.H14:'RTS-Template'.H14">
            <calcext:condition calcext:apply-style-name="ConditionalStyle_3" calcext:value="!=&quot;&quot;" calcext:base-cell-address="'RTS-Template'.H14"/>
          </calcext:conditional-format>
          <calcext:conditional-format calcext:target-range-address="'RTS-Template'.B17:'RTS-Template'.C17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D17:'RTS-Template'.E17">
            <calcext:condition calcext:apply-style-name="ConditionalStyle_4" calcext:value="!=&quot;&quot;" calcext:base-cell-address="'RTS-Template'.D17"/>
          </calcext:conditional-format>
          <calcext:conditional-format calcext:target-range-address="'RTS-Template'.E18:'RTS-Template'.E18">
            <calcext:condition calcext:apply-style-name="ConditionalStyle_4" calcext:value="!=&quot;&quot;" calcext:base-cell-address="'RTS-Template'.E18"/>
          </calcext:conditional-format>
          <calcext:conditional-format calcext:target-range-address="'RTS-Template'.G18:'RTS-Template'.G18">
            <calcext:condition calcext:apply-style-name="ConditionalStyle_4" calcext:value="!=&quot;&quot;" calcext:base-cell-address="'RTS-Template'.G18"/>
          </calcext:conditional-format>
          <calcext:conditional-format calcext:target-range-address="'RTS-Template'.F17:'RTS-Template'.G17">
            <calcext:condition calcext:apply-style-name="ConditionalStyle_4" calcext:value="!=&quot;&quot;" calcext:base-cell-address="'RTS-Template'.F17"/>
          </calcext:conditional-format>
          <calcext:conditional-format calcext:target-range-address="'RTS-Template'.I18:'RTS-Template'.I18">
            <calcext:condition calcext:apply-style-name="ConditionalStyle_4" calcext:value="!=&quot;&quot;" calcext:base-cell-address="'RTS-Template'.I18"/>
          </calcext:conditional-format>
          <calcext:conditional-format calcext:target-range-address="'RTS-Template'.H18:'RTS-Template'.H18">
            <calcext:condition calcext:apply-style-name="ConditionalStyle_4" calcext:value="!=&quot;&quot;" calcext:base-cell-address="'RTS-Template'.H18"/>
          </calcext:conditional-format>
          <calcext:conditional-format calcext:target-range-address="'RTS-Template'.B18:'RTS-Template'.C18">
            <calcext:condition calcext:apply-style-name="ConditionalStyle_4" calcext:value="!=&quot;&quot;" calcext:base-cell-address="'RTS-Template'.B18"/>
          </calcext:conditional-format>
          <calcext:conditional-format calcext:target-range-address="'RTS-Template'.D18:'RTS-Template'.D18">
            <calcext:condition calcext:apply-style-name="ConditionalStyle_4" calcext:value="!=&quot;&quot;" calcext:base-cell-address="'RTS-Template'.D18"/>
          </calcext:conditional-format>
          <calcext:conditional-format calcext:target-range-address="'RTS-Template'.F18:'RTS-Template'.F18">
            <calcext:condition calcext:apply-style-name="ConditionalStyle_4" calcext:value="!=&quot;&quot;" calcext:base-cell-address="'RTS-Template'.F18"/>
          </calcext:conditional-format>
          <calcext:conditional-format calcext:target-range-address="'RTS-Template'.D15:'RTS-Template'.D15">
            <calcext:condition calcext:apply-style-name="ConditionalStyle_4" calcext:value="!=&quot;&quot;" calcext:base-cell-address="'RTS-Template'.D15"/>
          </calcext:conditional-format>
          <calcext:conditional-format calcext:target-range-address="'RTS-Template'.F15:'RTS-Template'.F15">
            <calcext:condition calcext:apply-style-name="ConditionalStyle_4" calcext:value="!=&quot;&quot;" calcext:base-cell-address="'RTS-Template'.F15"/>
          </calcext:conditional-format>
          <calcext:conditional-format calcext:target-range-address="'RTS-Template'.H15:'RTS-Template'.H15">
            <calcext:condition calcext:apply-style-name="ConditionalStyle_4" calcext:value="!=&quot;&quot;" calcext:base-cell-address="'RTS-Template'.H15"/>
          </calcext:conditional-format>
          <calcext:conditional-format calcext:target-range-address="'RTS-Template'.CT9:'RTS-Template'.CT9">
            <calcext:condition calcext:apply-style-name="ConditionalStyle_1" calcext:value="!=&quot;&quot;" calcext:base-cell-address="'RTS-Template'.CT9"/>
          </calcext:conditional-format>
          <calcext:conditional-format calcext:target-range-address="'RTS-Template'.CT8:'RTS-Template'.CT8">
            <calcext:condition calcext:apply-style-name="ConditionalStyle_1" calcext:value="!=&quot;&quot;" calcext:base-cell-address="'RTS-Template'.CT8"/>
          </calcext:conditional-format>
          <calcext:conditional-format calcext:target-range-address="'RTS-Template'.AZ8:'RTS-Template'.AZ8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AP8:'RTS-Template'.AP8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4:'RTS-Template'.C4">
            <calcext:condition calcext:apply-style-name="ConditionalStyle_2" calcext:value="!=&quot;&quot;" calcext:base-cell-address="'RTS-Template'.C4"/>
          </calcext:conditional-format>
          <calcext:conditional-format calcext:target-range-address="'RTS-Template'.AD14:'RTS-Template'.AE15">
            <calcext:condition calcext:apply-style-name="ConditionalStyle_3" calcext:value="!=&quot;&quot;" calcext:base-cell-address="'RTS-Template'.AD14"/>
          </calcext:conditional-format>
          <calcext:conditional-format calcext:target-range-address="'RTS-Template'.CH14:'RTS-Template'.CI15">
            <calcext:condition calcext:apply-style-name="ConditionalStyle_3" calcext:value="!=&quot;&quot;" calcext:base-cell-address="'RTS-Template'.CH14"/>
          </calcext:conditional-format>
          <calcext:conditional-format calcext:target-range-address="'RTS-Template'.BJ17:'RTS-Template'.BJ18">
            <calcext:condition calcext:apply-style-name="ConditionalStyle_4" calcext:value="!=&quot;&quot;" calcext:base-cell-address="'RTS-Template'.BJ17"/>
          </calcext:conditional-format>
          <calcext:conditional-format calcext:target-range-address="'RTS-Template'.CN17:'RTS-Template'.CN18">
            <calcext:condition calcext:apply-style-name="ConditionalStyle_4" calcext:value="!=&quot;&quot;" calcext:base-cell-address="'RTS-Template'.CN17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H4:'RTS-Template'.H4 'RTS-Template'.J4:'RTS-Template'.J4 'RTS-Template'.L4:'RTS-Template'.L4">
            <calcext:condition calcext:apply-style-name="ConditionalStyle_3" calcext:value="!=&quot;&quot;" calcext:base-cell-address="'RTS-Template'.H4"/>
          </calcext:conditional-format>
          <calcext:conditional-format calcext:target-range-address="'RTS-Template'.E4:'RTS-Template'.F4">
            <calcext:condition calcext:apply-style-name="ConditionalStyle_3" calcext:value="!=&quot;&quot;" calcext:base-cell-address="'RTS-Template'.E4"/>
          </calcext:conditional-format>
          <calcext:conditional-format calcext:target-range-address="'RTS-Template'.G4:'RTS-Template'.G4">
            <calcext:condition calcext:apply-style-name="ConditionalStyle_3" calcext:value="!=&quot;&quot;" calcext:base-cell-address="'RTS-Template'.G4"/>
          </calcext:conditional-format>
          <calcext:conditional-format calcext:target-range-address="'RTS-Template'.I4:'RTS-Template'.I4">
            <calcext:condition calcext:apply-style-name="ConditionalStyle_3" calcext:value="!=&quot;&quot;" calcext:base-cell-address="'RTS-Template'.I4"/>
          </calcext:conditional-format>
          <calcext:conditional-format calcext:target-range-address="'RTS-Template'.K4:'RTS-Template'.K4">
            <calcext:condition calcext:apply-style-name="ConditionalStyle_3" calcext:value="!=&quot;&quot;" calcext:base-cell-address="'RTS-Template'.K4"/>
          </calcext:conditional-format>
          <calcext:conditional-format calcext:target-range-address="'RTS-Template'.M4:'RTS-Template'.N4">
            <calcext:condition calcext:apply-style-name="ConditionalStyle_4" calcext:value="!=&quot;&quot;" calcext:base-cell-address="'RTS-Template'.M4"/>
          </calcext:conditional-format>
          <calcext:conditional-format calcext:target-range-address="'RTS-Template'.O4:'RTS-Template'.P4">
            <calcext:condition calcext:apply-style-name="ConditionalStyle_4" calcext:value="!=&quot;&quot;" calcext:base-cell-address="'RTS-Template'.O4"/>
          </calcext:conditional-format>
          <calcext:conditional-format calcext:target-range-address="'RTS-Template'.Q4:'RTS-Template'.R4">
            <calcext:condition calcext:apply-style-name="ConditionalStyle_4" calcext:value="!=&quot;&quot;" calcext:base-cell-address="'RTS-Template'.Q4"/>
          </calcext:conditional-format>
          <calcext:conditional-format calcext:target-range-address="'RTS-Template'.S4:'RTS-Template'.S4">
            <calcext:condition calcext:apply-style-name="ConditionalStyle_2" calcext:value="!=&quot;&quot;" calcext:base-cell-address="'RTS-Template'.S4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</calcext:conditional-formats>
      </table:table>
      <table:table table:name="Task-Requirements" table:style-name="ta2">
        <table:table-column table:style-name="co5" table:default-cell-style-name="ce327"/>
        <table:table-column table:style-name="co6" table:default-cell-style-name="ce327"/>
        <table:table-column table:style-name="co7" table:default-cell-style-name="ce324"/>
        <table:table-column table:style-name="co8" table:default-cell-style-name="ce324"/>
        <table:table-column table:style-name="co7" table:default-cell-style-name="ce324"/>
        <table:table-column table:style-name="co6" table:default-cell-style-name="ce327"/>
        <table:table-column table:style-name="co7" table:default-cell-style-name="ce324"/>
        <table:table-column table:style-name="co6" table:default-cell-style-name="ce324"/>
        <table:table-column table:style-name="co7" table:default-cell-style-name="ce324"/>
        <table:table-column table:style-name="co6" table:default-cell-style-name="ce324"/>
        <table:table-column table:style-name="co4" table:number-columns-repeated="1014" table:default-cell-style-name="ce324"/>
        <table:table-row table:style-name="ro8" table:number-rows-repeated="2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2" calcext:value-type="float">
            <text:p>2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5" calcext:value-type="float">
            <text:p>5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3" calcext:value-type="float">
            <text:p>3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8" calcext:value-type="float">
            <text:p>8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/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0/00/0000</text:date>, <text:time style:data-style-name="N2" text:time-value="17:32:37.937891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7-07T18:23:43.048822000</dc:date>
    <meta:editing-cycles>27</meta:editing-cycles>
    <meta:editing-duration>PT2H4M37S</meta:editing-duration>
    <meta:generator>LibreOffice/5.3.4.2$MacOSX_X86_64 LibreOffice_project/f82d347ccc0be322489bf7da61d7e4ad13fe2ff3</meta:generator>
    <meta:print-date>2017-05-07T12:53:58.279000000</meta:print-date>
    <meta:document-statistic meta:table-count="2" meta:cell-count="393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